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etter-spacing="0.018cm" officeooo:rsid="000243d2" officeooo:paragraph-rsid="000243d2" style:letter-kerning="false"/>
    </style:style>
    <style:style style:name="P2" style:family="paragraph" style:parent-style-name="Standard">
      <style:text-properties fo:letter-spacing="0.018cm" style:text-underline-style="solid" style:text-underline-width="auto" style:text-underline-color="font-color" fo:font-weight="bold" officeooo:rsid="000243d2" officeooo:paragraph-rsid="000243d2" style:font-weight-asian="bold" style:font-weight-complex="bold"/>
    </style:style>
    <style:style style:name="P3" style:family="paragraph" style:parent-style-name="Standard">
      <style:text-properties fo:letter-spacing="0.018cm"/>
    </style:style>
    <style:style style:name="P4" style:family="paragraph" style:parent-style-name="Standard">
      <style:text-properties fo:letter-spacing="0.018cm" officeooo:rsid="000243d2" officeooo:paragraph-rsid="000243d2"/>
    </style:style>
    <style:style style:name="P5" style:family="paragraph" style:parent-style-name="Standard">
      <style:text-properties fo:letter-spacing="0.018cm"/>
    </style:style>
    <style:style style:name="P6" style:family="paragraph" style:parent-style-name="Standard">
      <style:text-properties style:font-name="Liberation Serif" fo:font-size="12pt" fo:letter-spacing="0.018cm" style:letter-kerning="false" style:font-size-asian="12pt" style:font-size-complex="12pt"/>
    </style:style>
    <style:style style:name="P7" style:family="paragraph" style:parent-style-name="Standard">
      <style:text-properties style:font-name="Liberation Serif" fo:font-size="12pt" fo:letter-spacing="0.018cm" officeooo:rsid="0008336f" officeooo:paragraph-rsid="0008336f" style:letter-kerning="false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 :</text:p>
      <text:p text:style-name="P3"/>
      <text:p text:style-name="P6">#include &lt;stdio.h&gt;</text:p>
      <text:p text:style-name="P6">struct program</text:p>
      <text:p text:style-name="P6">{</text:p>
      <text:p text:style-name="P6"><text:s text:c="4"/>int id,at,bt,ct,tat,wt;</text:p>
      <text:p text:style-name="P6">}p[100],temp;</text:p>
      <text:p text:style-name="P6">int main()</text:p>
      <text:p text:style-name="P6">{</text:p>
      <text:p text:style-name="P6"><text:s text:c="4"/>int i,j,n;</text:p>
      <text:p text:style-name="P6"><text:s text:c="4"/>float total_tat=0.0,total_wt=0.0,avg_tat,avg_wt;</text:p>
      <text:p text:style-name="P6"><text:s text:c="4"/>printf("Enter the total no. of processes : ");</text:p>
      <text:p text:style-name="P6"><text:s text:c="4"/>scanf("%d",&amp;n);</text:p>
      <text:p text:style-name="P6"><text:s text:c="4"/>for(i=0;i&lt;n;i++)</text:p>
      <text:p text:style-name="P6"><text:s text:c="4"/>{</text:p>
      <text:p text:style-name="P6"><text:s text:c="8"/>printf("Enter AT of P%d : ",i+1);</text:p>
      <text:p text:style-name="P6"><text:s text:c="8"/>scanf("%d",&amp;p[i].at);</text:p>
      <text:p text:style-name="P6"><text:s text:c="8"/>printf("Enter BT of P%d : ",i+1);</text:p>
      <text:p text:style-name="P6"><text:s text:c="8"/>scanf("%d",&amp;p[i].bt);</text:p>
      <text:p text:style-name="P6"><text:s text:c="8"/>p[i].id=i+1;</text:p>
      <text:p text:style-name="P6"><text:s text:c="4"/>}</text:p>
      <text:p text:style-name="P6"><text:s text:c="4"/>for(i=0;i&lt;n;i++)</text:p>
      <text:p text:style-name="P6"><text:s text:c="4"/>{</text:p>
      <text:p text:style-name="P6"><text:s text:c="8"/>for(j=0;j&lt;n-i-1;j++)</text:p>
      <text:p text:style-name="P6"><text:s text:c="8"/>{</text:p>
      <text:p text:style-name="P6"><text:s text:c="12"/>if(p[j].at&gt;p[j+1].at)</text:p>
      <text:p text:style-name="P6"><text:s text:c="12"/>{</text:p>
      <text:p text:style-name="P6"><text:s text:c="16"/>temp=p[j+1];</text:p>
      <text:p text:style-name="P6"><text:s text:c="16"/>p[j+1]=p[j];</text:p>
      <text:p text:style-name="P6"><text:s text:c="16"/>p[j]=temp;</text:p>
      <text:p text:style-name="P6"><text:s text:c="12"/>}</text:p>
      <text:p text:style-name="P6"><text:s text:c="8"/>}</text:p>
      <text:p text:style-name="P6"><text:s text:c="4"/>}</text:p>
      <text:p text:style-name="P6"><text:s text:c="4"/>p[0].ct=p[0].bt;</text:p>
      <text:p text:style-name="P6"><text:s text:c="4"/>for(i=1;i&lt;n;i++)</text:p>
      <text:p text:style-name="P6"><text:s text:c="4"/>{</text:p>
      <text:p text:style-name="P6"><text:s text:c="8"/>p[i].ct=p[i-1].ct+p[i].bt;</text:p>
      <text:p text:style-name="P6"><text:s text:c="4"/>}</text:p>
      <text:p text:style-name="P6"><text:s text:c="4"/>for(i=0;i&lt;n;i++)</text:p>
      <text:p text:style-name="P6"><text:s text:c="4"/>{</text:p>
      <text:p text:style-name="P6"><text:s text:c="8"/>p[i].tat=p[i].ct-p[i].at;</text:p>
      <text:p text:style-name="P6"><text:s text:c="8"/>p[i].wt=p[i].tat-p[i].bt;</text:p>
      <text:p text:style-name="P6"><text:s text:c="8"/>total_tat=total_tat+p[i].tat;</text:p>
      <text:p text:style-name="P6"><text:s text:c="8"/>total_wt=total_wt+p[i].wt;</text:p>
      <text:p text:style-name="P6"><text:s text:c="4"/>}</text:p>
      <text:p text:style-name="P6"><text:s text:c="4"/>avg_tat=total_tat/n;</text:p>
      <text:p text:style-name="P6"><text:s text:c="4"/>avg_wt=total_wt/n;</text:p>
      <text:p text:style-name="P6"><text:s text:c="4"/>printf("Process\tAT\tBT\tCT\tTAT\tWT\t\n");</text:p>
      <text:p text:style-name="P6"><text:s text:c="4"/>for(i=0;i&lt;n;i++)</text:p>
      <text:p text:style-name="P6"><text:s text:c="4"/>{</text:p>
      <text:p text:style-name="P6"><text:s text:c="8"/>printf("%d\t%d\t%d\t%d\t%d\t%d\n",p[i].id,p[i].at,p[i].bt,p[i].ct,p[i].tat,p[i].wt);</text:p>
      <text:p text:style-name="P6"><text:s text:c="4"/>}</text:p>
      <text:p text:style-name="P6"><text:soft-page-break/><text:s text:c="4"/>printf("Avg TAT = %f\nAvg WT = %f",avg_tat,avg_wt);</text:p>
      <text:p text:style-name="P6"><text:s text:c="4"/>return 0;</text:p>
      <text:p text:style-name="P6">}</text:p>
      <text:p text:style-name="P3"/>
      <text:p text:style-name="P2">OUTPUT :</text:p>
      <text:p text:style-name="P4"/>
      <text:p text:style-name="P7">Enter the total no. of processes : 3</text:p>
      <text:p text:style-name="P7">Enter arrival time of P1 : 0</text:p>
      <text:p text:style-name="P7">Enter burst time of P1 : 2</text:p>
      <text:p text:style-name="P7">Enter arrival time of P2: 1</text:p>
      <text:p text:style-name="P7">Enter burst time of P2: 4</text:p>
      <text:p text:style-name="P7">Enter arrival time of P3: 2</text:p>
      <text:p text:style-name="P7">Enter burst time of P3 : 7</text:p>
      <text:p text:style-name="P7"/>
      <text:p text:style-name="P7">Processes<text:tab/>AT<text:tab/>BT<text:tab/>CT<text:tab/>TAT<text:tab/>WT</text:p>
      <text:p text:style-name="P7"><text:tab/>1<text:tab/>0<text:tab/> 2<text:tab/> <text:s/>2<text:tab/> <text:s/>2<text:tab/>0</text:p>
      <text:p text:style-name="P7"><text:tab/>2<text:tab/>1 <text:s text:c="8"/>4 <text:s text:c="9"/>6 <text:s text:c="7"/>5 <text:s text:c="5"/>1</text:p>
      <text:p text:style-name="P7"><text:tab/>3<text:tab/>2<text:tab/> 7<text:tab/> <text:s/>13<text:tab/> <text:s/>11<text:tab/>4</text:p>
      <text:p text:style-name="P7"/>
      <text:p text:style-name="P7">Average TAT : 6.000000</text:p>
      <text:p text:style-name="P7">Average WT : 1.666667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2T09:01:30.404000000</meta:creation-date>
    <dc:date>2022-08-09T21:15:10.645000000</dc:date>
    <meta:editing-duration>PT17M46S</meta:editing-duration>
    <meta:editing-cycles>5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68" meta:word-count="166" meta:character-count="1518" meta:non-whitespace-character-count="1078"/>
  </office:meta>
</office:document-meta>
</file>